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F00000D420000104CDD72FAFD.svm"/>
  <manifest:file-entry manifest:media-type="" manifest:full-path="Pictures/20000024000011A4000011A4071FB100.svm"/>
  <manifest:file-entry manifest:media-type="image/png" manifest:full-path="Pictures/100002010000032000000258782DF6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89cm" fo:min-width="8.117cm"/>
    </style:style>
    <style:style style:name="gr4" style:family="graphic" style:parent-style-name="standard">
      <style:graphic-properties svg:stroke-width="0.406cm" svg:stroke-color="#ffffff" draw:marker-start-width="0.806cm" draw:marker-end="Arrowheads_20_1" draw:marker-end-width="0.906cm" draw:textarea-horizontal-align="center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2.29cm" fo:min-width="0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254cm" svg:stroke-color="#ffffff" draw:marker-start-width="0.581cm" draw:marker-end-width="0.581cm" draw:textarea-horizontal-align="center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svg:stroke-width="0.254cm" svg:stroke-color="#ffffff" draw:marker-start-width="0.581cm" draw:marker-end="Arrow" draw:marker-end-width="0.681cm" draw:textarea-horizontal-align="center" draw:textarea-vertical-align="middle" fo:padding-top="0.252cm" fo:padding-bottom="0.252cm" fo:padding-left="0.377cm" fo:padding-right="0.377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text-properties fo:color="#ffffff" fo:font-family="'Bitstream Vera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text-properties fo:color="#ffffff" fo:font-family="'Bitstream Ve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P4" style:family="paragraph">
      <style:text-properties fo:font-size="180pt" style:font-size-asian="180pt" style:font-size-complex="180pt"/>
    </style:style>
    <style:style style:name="P5" style:family="paragraph">
      <style:text-properties fo:color="#ffffff" fo:font-family="'Bitstream Vera Sans'" style:font-family-generic="swiss" style:font-pitch="variable" fo:font-size="180pt" fo:font-weight="bold" style:font-size-asian="180pt" style:font-weight-asian="bold" style:font-size-complex="180pt" style:font-weight-complex="bold"/>
    </style:style>
    <style:style style:name="P6" style:family="paragraph">
      <style:text-properties fo:font-size="130pt" style:font-size-asian="130pt" style:font-size-complex="130pt"/>
    </style:style>
    <style:style style:name="P7" style:family="paragraph">
      <style:text-properties fo:color="#ffffff" fo:font-family="'Bitstream Vera Sans'" style:font-family-generic="swiss" style:font-pitch="variable" fo:font-size="130pt" fo:font-weight="bold" style:font-size-asian="130pt" style:font-weight-asian="bold" style:font-size-complex="130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120pt" style:font-size-asian="120pt" style:font-size-complex="120pt"/>
    </style:style>
    <style:style style:name="P10" style:family="paragraph">
      <style:text-properties fo:color="#ffffff" fo:font-family="'Bitstream Vera Sans'" style:font-family-generic="swiss" style:font-pitch="variable" fo:font-size="120pt" fo:font-weight="bold" style:font-size-asian="120pt" style:font-weight-asian="bold" style:font-size-complex="120pt" style:font-weight-complex="bold"/>
    </style:style>
    <style:style style:name="P11" style:family="paragraph">
      <style:text-properties fo:font-family="'Bitstream Vera Sans Mono'" style:font-family-generic="swiss" style:font-pitch="fixed" fo:font-size="16pt" style:font-size-asian="16pt" style:font-size-complex="16pt"/>
    </style:style>
    <style:style style:name="P12" style:family="paragraph">
      <style:text-properties fo:font-family="'Bitstream Vera Sans Mono'" style:font-family-generic="swiss" style:font-pitch="fixed" fo:font-size="16pt" style:font-size-asian="16pt" style:font-size-complex="16pt"/>
    </style:style>
    <style:style style:name="P13" style:family="paragraph">
      <style:text-properties fo:color="#ffffff" fo:font-family="'Bitstream Vera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color="#ffffff" fo:font-size="30pt" style:font-size-asian="30pt" style:font-size-complex="30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color="#ffffff" fo:font-family="'Bitstream Vera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family="'Bitstream Vera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fo:font-family="'Bitstream Vera Sans'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T3" style:family="text">
      <style:text-properties fo:color="#ffffff" fo:font-family="'Bitstream Vera Sans'" style:font-family-generic="swiss" style:font-pitch="variable" fo:font-size="180pt" fo:font-weight="bold" style:font-size-asian="180pt" style:font-weight-asian="bold" style:font-size-complex="180pt" style:font-weight-complex="bold"/>
    </style:style>
    <style:style style:name="T4" style:family="text">
      <style:text-properties fo:color="#ffffff" fo:font-family="'Bitstream Vera Sans'" style:font-family-generic="swiss" style:font-pitch="variable" fo:font-size="130pt" fo:font-weight="bold" style:font-size-asian="130pt" style:font-weight-asian="bold" style:font-size-complex="130pt" style:font-weight-complex="bold"/>
    </style:style>
    <style:style style:name="T5" style:family="text">
      <style:text-properties fo:color="#ffffff" fo:font-family="'Bitstream Vera Sans'" style:font-family-generic="swiss" style:font-pitch="variable" fo:font-size="120pt" fo:font-weight="bold" style:font-size-asian="120pt" style:font-weight-asian="bold" style:font-size-complex="120pt" style:font-weight-complex="bold"/>
    </style:style>
    <style:style style:name="T6" style:family="text">
      <style:text-properties fo:color="#ffffff" fo:font-family="'Bitstream Vera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ffff" fo:font-family="'Bitstream Vera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fo:font-family="'Bitstream Vera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9.502cm" svg:height="1.483cm" svg:x="1.293cm" svg:y="1.27cm">
          <draw:text-box>
            <text:p><text:span text:style-name="T1">Introduction to</text:span></text:p>
          </draw:text-box>
        </draw:frame>
        <draw:frame draw:style-name="gr1" draw:text-style-name="P3" draw:layer="layout" svg:width="17.114cm" svg:height="1.275cm" svg:x="1.905cm" svg:y="13.97cm">
          <draw:text-box>
            <text:p text:style-name="P2"><text:span text:style-name="T2">GObject programming made easy</text:span></text:p>
          </draw:text-box>
        </draw:frame>
        <draw:frame draw:style-name="gr1" draw:text-style-name="P5" draw:layer="layout" svg:width="15.814cm" svg:height="7.643cm" svg:x="1.543cm" svg:y="4.651cm">
          <draw:text-box>
            <text:p text:style-name="P4"><text:span text:style-name="T3">Val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19.497cm" svg:height="7.643cm" svg:x="1.542cm" svg:y="4.65cm">
          <draw:text-box>
            <text:p text:style-name="P4"><text:span text:style-name="T3">Vala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7" draw:layer="layout" svg:width="8.617cm" svg:height="5.586cm" svg:x="1.27cm" svg:y="5.462cm">
          <draw:text-box>
            <text:p text:style-name="P6"><text:span text:style-name="T4">C#</text:span></text:p>
          </draw:text-box>
        </draw:frame>
        <draw:frame draw:style-name="gr3" draw:text-style-name="P7" draw:layer="layout" svg:width="6.077cm" svg:height="5.586cm" svg:x="15.72cm" svg:y="5.462cm">
          <draw:text-box>
            <text:p text:style-name="P6"><text:span text:style-name="T4">C</text:span></text:p>
          </draw:text-box>
        </draw:frame>
        <draw:line draw:style-name="gr4" draw:text-style-name="P8" draw:layer="layout" svg:x1="9.525cm" svg:y1="8.255cm" svg:x2="15.24cm" svg:y2="8.255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7" draw:layer="layout" svg:width="17.284cm" svg:height="5.586cm" svg:x="2.648cm" svg:y="5.462cm">
          <draw:text-box>
            <text:p text:style-name="P6"><text:span text:style-name="T4">C#-i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10" draw:layer="layout" svg:width="19.685cm" svg:height="5.179cm" svg:x="1.448cm" svg:y="5.462cm">
          <draw:text-box>
            <text:p text:style-name="P9"><text:span text:style-name="T5">GOb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8" draw:layer="layout" svg:width="11.074cm" svg:height="11.074cm" svg:x="10.516cm" svg:y="3.175cm">
          <draw:image xlink:href="Pictures/20000024000011A4000011A4071FB100.svm" xlink:type="simple" xlink:show="embed" xlink:actuate="onLoad">
            <text:p/>
          </draw:image>
        </draw:frame>
        <draw:frame draw:style-name="gr5" draw:text-style-name="P8" draw:layer="layout" svg:width="7.689cm" svg:height="9.452cm" svg:x="1.905cm" svg:y="3.248cm">
          <draw:image xlink:href="Pictures/2000001F00000D420000104CDD72FAF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3" draw:layer="layout" svg:width="20.483cm" svg:height="13.291cm" svg:x="1.403cm" svg:y="2.146cm">
          <draw:text-box>
            <text:p text:style-name="P11"><text:span text:style-name="T6">var mywindow = new Window (WindowType.TOPLEVEL);</text:span></text:p>
            <text:p text:style-name="P11"><text:span text:style-name="T6">mywindow.show_all ();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GtkWidget *mywindow = gtk_window_new (GTK_WINDOW_TOPLEVEL);</text:span></text:p>
            <text:p text:style-name="P11"><text:span text:style-name="T6">gtk_widget_show_all (mywindow);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00101101101010101010010011010101010101100101010101010100100</text:span></text:p>
            <text:p text:style-name="P11"><text:span text:style-name="T6">10001001101100001001010111101010101101111100000101010110000</text:span></text:p>
            <text:p text:style-name="P12"><text:span text:style-name="T7">00100110101010111011111010101010101011001000100101011010100</text:span></text:p>
          </draw:text-box>
        </draw:frame>
        <draw:frame draw:style-name="gr6" draw:text-style-name="P1" draw:layer="layout" svg:width="3.055cm" svg:height="2.54cm" svg:x="9.662cm" svg:y="4.445cm">
          <draw:text-box>
            <text:p text:style-name="P14"><text:span text:style-name="T1">Vala</text:span></text:p>
          </draw:text-box>
        </draw:frame>
        <draw:frame draw:style-name="gr7" draw:text-style-name="P1" draw:layer="layout" svg:width="6.831cm" svg:height="1.483cm" svg:x="7.774cm" svg:y="9.947cm">
          <draw:text-box>
            <text:p text:style-name="P14"><text:span text:style-name="T1">C compiler</text:span></text:p>
          </draw:text-box>
        </draw:frame>
        <draw:line draw:style-name="gr8" draw:text-style-name="P8" draw:layer="layout" svg:x1="11.189cm" svg:y1="3.81cm" svg:x2="11.189cm" svg:y2="4.445cm">
          <text:p/>
        </draw:line>
        <draw:line draw:style-name="gr8" draw:text-style-name="P8" draw:layer="layout" svg:x1="11.189cm" svg:y1="9.525cm" svg:x2="11.189cm" svg:y2="10.16cm">
          <text:p/>
        </draw:line>
        <draw:line draw:style-name="gr9" draw:text-style-name="P8" draw:layer="layout" svg:x1="11.189cm" svg:y1="6.011cm" svg:x2="11.189cm" svg:y2="7.916cm">
          <text:p/>
        </draw:line>
        <draw:line draw:style-name="gr9" draw:text-style-name="P8" draw:layer="layout" svg:x1="11.189cm" svg:y1="11.43cm" svg:x2="11.189cm" svg:y2="13.335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8.871cm" svg:height="1.483cm" svg:x="1.293cm" svg:y="1.271cm">
          <draw:text-box>
            <text:p><text:span text:style-name="T1">Requirements</text:span></text:p>
          </draw:text-box>
        </draw:frame>
        <draw:frame draw:style-name="gr10" draw:text-style-name="P16" draw:layer="layout" svg:width="16.754cm" svg:height="3.209cm" svg:x="2.931cm" svg:y="5.08cm">
          <draw:text-box>
            <text:p text:style-name="P15"><text:span text:style-name="T8">* Vala 0.7.7 or greater</text:span></text:p>
            <text:p text:style-name="P15"><text:span text:style-name="T8"/></text:p>
            <text:p text:style-name="P15"><text:span text:style-name="T8">* Gtk+ 2.0 development pack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2010000032000000258782DF69D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581cm" fo:page-height="16.942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2cm" svg:x="1cm" svg:y="2.434cm" draw:page-number="1"/>
      <draw:page-thumbnail draw:layer="backgroundobjects" svg:width="9.294cm" svg:height="6.972cm" svg:x="1cm" svg:y="10.482cm"/>
      <draw:page-thumbnail draw:layer="backgroundobjects" svg:width="9.294cm" svg:height="6.972cm" svg:x="1cm" svg:y="18.53cm"/>
      <draw:page-thumbnail draw:layer="backgroundobjects" svg:width="9.294cm" svg:height="6.972cm" svg:x="11.295cm" svg:y="2.434cm"/>
      <draw:page-thumbnail draw:layer="backgroundobjects" svg:width="9.294cm" svg:height="6.972cm" svg:x="11.295cm" svg:y="10.482cm"/>
      <draw:page-thumbnail draw:layer="backgroundobjects" svg:width="9.294cm" svg:height="6.972cm" svg:x="11.295cm" svg:y="18.53cm"/>
    </style:handout-master>
    <style:master-page style:name="Default" style:page-layout-name="PM1" draw:style-name="Mdp1">
      <draw:frame presentation:style-name="Default-title" draw:layer="backgroundobjects" svg:width="20.322cm" svg:height="2.828cm" svg:x="1.129cm" svg:y="0.675cm" presentation:class="title" presentation:placeholder="true">
        <draw:text-box/>
      </draw:frame>
      <draw:frame presentation:style-name="Default-outline1" draw:layer="backgroundobjects" svg:width="20.322cm" svg:height="11.181cm" svg:x="1.129cm" svg:y="3.964cm" presentation:class="outline" presentation:placeholder="true">
        <draw:text-box/>
      </draw:frame>
      <draw:frame presentation:style-name="Mpr1" draw:text-style-name="MP1" draw:layer="backgroundobjects" svg:width="5.26cm" svg:height="1.168cm" svg:x="1.129cm" svg:y="15.43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7.157cm" svg:height="1.168cm" svg:x="7.722cm" svg:y="15.43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26cm" svg:height="1.168cm" svg:x="16.189cm" svg:y="15.43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berto Ruiz</meta:initial-creator>
    <meta:creation-date>2009-10-15T22:45:20</meta:creation-date>
    <meta:editing-duration>PT00H13M06S</meta:editing-duration>
    <meta:editing-cycles>2</meta:editing-cycles>
    <dc:date>2009-10-15T23:30:59</dc:date>
    <dc:creator>Alberto Ruiz</dc:creator>
    <meta:document-statistic meta:object-count="57"/>
    <meta:generator>OpenOffice.org/3.1$Linux OpenOffice.org_project/310m19$Build-9420</meta:generator>
  </office:meta>
</office:document-meta>
</file>